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5pt" fo:font-weight="bold" style:font-size-asian="13.1000003814697pt" style:font-weight-asian="bold" style:font-size-complex="15pt" style:font-weight-complex="bold"/>
    </style:style>
    <style:style style:name="P2"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Arial" fo:font-size="11pt" fo:font-weight="bold" style:font-size-asian="9.60000038146973pt" style:font-weight-asian="bold" style:font-size-complex="11pt" style:font-weight-complex="bold"/>
    </style:style>
    <style:style style:name="P4" style:family="paragraph" style:parent-style-name="Standard">
      <style:paragraph-properties fo:text-align="start" style:justify-single-word="false"/>
      <style:text-properties style:font-name="Arial" fo:font-size="11pt" fo:font-weight="normal"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font-name="Arial" fo:font-size="11pt" fo:font-weight="normal" style:font-size-asian="9.60000038146973pt" style:font-weight-asian="normal" style:font-size-complex="11pt" style:font-weight-complex="normal"/>
    </style:style>
    <style:style style:name="P6" style:family="paragraph" style:parent-style-name="Standard" style:list-style-name="L1">
      <style:paragraph-properties fo:text-align="start" style:justify-single-word="false"/>
      <style:text-properties style:font-name="Arial" fo:font-size="11pt" fo:font-weight="normal"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style:font-name="Arial" fo:font-size="11pt" fo:font-weight="bold" style:font-size-asian="9.60000038146973pt" style:font-weight-asian="bold" style:font-size-complex="11pt" style:font-weight-complex="bold"/>
    </style:style>
    <style:style style:name="P8" style:family="paragraph" style:parent-style-name="Standard">
      <style:paragraph-properties fo:text-align="start" style:justify-single-word="false"/>
      <style:text-properties style:font-name="Arial" fo:font-size="15pt" fo:font-weight="bold"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elp Manual</text:p>
      <text:p text:style-name="P2"/>
      <text:p text:style-name="P1">For Users</text:p>
      <text:p text:style-name="P1"/>
      <text:p text:style-name="P4">System requirements:</text:p>
      <text:p text:style-name="P4"/>
      <text:p text:style-name="P4">Hardware:</text:p>
      <text:p text:style-name="P4"/>
      <text:p text:style-name="P4">Balltrack setup with two optical mouse sensors for reading data</text:p>
      <text:p text:style-name="P4"/>
      <text:p text:style-name="P4">Software:</text:p>
      <text:p text:style-name="P4"/>
      <text:list xml:id="list1295907462" text:style-name="L1">
        <text:list-item>
          <text:p text:style-name="P6">Ubuntu Linux </text:p>
        </text:list-item>
        <text:list-item>
          <text:p text:style-name="P6">Matlab </text:p>
        </text:list-item>
      </text:list>
      <text:p text:style-name="P4"/>
      <text:p text:style-name="P4"/>
      <text:p text:style-name="P9">Configuration</text:p>
      <text:p text:style-name="P3"/>
      <text:p text:style-name="P4">Calibrating the setup...</text:p>
      <text:p text:style-name="P9"/>
      <text:p text:style-name="P9">Trigger</text:p>
      <text:p text:style-name="P3"/>
      <text:p text:style-name="P3">No Trigger</text:p>
      <text:p text:style-name="P3"/>
      <text:p text:style-name="P3">Timer</text:p>
      <text:p text:style-name="P3"/>
      <text:p text:style-name="P3">Setting up the network trigger client</text:p>
      <text:p text:style-name="P4">The simple trigger client is implemented in python and is provided as the file TriggerClient.py. This file needs to be called from the visual stimuli software so that commands can be sent over the network (using TCP as transport layer protocol). </text:p>
      <text:p text:style-name="P4"/>
      <text:p text:style-name="P4">Currently the Python client supports communication via a named pipe, this is a sufficiently fast solution for interprocess communication that is also allowing many different platforms for the visual stimuli implementation. <text:line-break/><text:line-break/>The server accept three types of commands, “start”, “pause” and “quit”. Needless to say you first need to start the recording by sending “start” and finally its important that the server is stopped by providing the “quit” command as otherwise it will run until time out. </text:p>
      <text:p text:style-name="P4"/>
      <text:p text:style-name="P4">To be able to run it three things needs to be configured.<text:line-break/><text:line-break/>Host: Set this to IP-address or hostname of FlyTracker, the information can be found in Settings&gt;Network Settings in FlyTracker main window.</text:p>
      <text:p text:style-name="P4"/>
      <text:p text:style-name="P4">Port: See above</text:p>
      <text:p text:style-name="P4"/>
      <text:p text:style-name="P4">Pipe: the pipe in TriggerClient needs to be the same filename and path as the pipe created in the visual stimuli software. <text:line-break/><text:line-break/>Matlab sample code for the stimuli system:</text:p>
      <text:p text:style-name="P4"><text:soft-page-break/></text:p>
      <text:p text:style-name="P4">Before drawing commences:<text:line-break/></text:p>
      <text:p text:style-name="P4">pipe = '/home/Username/pipe';<text:line-break/>system('mkfifo /home/Username/pipe');</text:p>
      <text:p text:style-name="P4">system('python /home/TriggerClient.py');</text:p>
      <text:p text:style-name="P4"/>
      <text:p text:style-name="P4">fid = fopen(pipe,'w');</text:p>
      <text:p text:style-name="P4">fwrite(fid,'start');</text:p>
      <text:p text:style-name="P4">fclose(fid); <text:s/></text:p>
      <text:p text:style-name="P4"/>
      <text:p text:style-name="P4"/>
      <text:p text:style-name="P4">After drawing is done:</text:p>
      <text:p text:style-name="P4"/>
      <text:p text:style-name="P4">fid = fopen(pipe,'w');</text:p>
      <text:p text:style-name="P4">fwrite(fid,'quit');</text:p>
      <text:p text:style-name="P4">fclose(fid);</text:p>
      <text:p text:style-name="P4"/>
      <text:p text:style-name="P4">system('rm -f pipe')</text:p>
      <text:p text:style-name="P4"/>
      <text:p text:style-name="P3"/>
      <text:p text:style-name="P9">Plotting</text:p>
      <text:p text:style-name="P9"/>
      <text:p text:style-name="P9">Saving data</text:p>
      <text:p text:style-name="P1"/>
      <text:p text:style-name="P1"/>
      <text:p text:style-name="P1"/>
      <text:p text:style-name="P1"><text:line-break/>FAQ</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6T14:31:03</meta:creation-date>
    <dc:date>2014-03-03T14:04:44</dc:date>
    <meta:editing-duration>PT2H35M4S</meta:editing-duration>
    <meta:editing-cycles>11</meta:editing-cycles>
    <meta:generator>LibreOffice/3.5$Linux_x86 LibreOffice_project/350m1$Build-2</meta:generator>
    <meta:document-statistic meta:table-count="0" meta:image-count="0" meta:object-count="0" meta:page-count="2" meta:paragraph-count="33" meta:word-count="251" meta:character-count="1669" meta:non-whitespace-character-count="1440"/>
  </office:meta>
</office:document-meta>
</file>